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pedPropertyDescriptor.getMappedRea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edPropertyDescriptor.setMappedReadMethod( Method mappedGet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pedPropertyDescriptor.getMethod( Class clazz , String methodName , int parameterCou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ppedPropertyDescriptor.MappedPropertyDescriptor( String propertyName , Class beanClas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MappedPropertyDescriptor.capitalizePropertyName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ppedPropertyDescriptor.MappedPropertyDescriptor( String propertyName , Class beanClass , String mappedGetterName , String mappedSetter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appedMethodReference.MappedMethodReference( Method 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ppedPropertyDescriptor.internalGetMethod( Class initial , String methodName , int parameterCoun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MappedMethodReference.get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MappedPropertyDescriptor.getMappedPropert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edMethodReference.reLoadClas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appedPropertyDescriptor.findMappedPropertyTyp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MappedPropertyDescriptor.getMethod( Class clazz , String methodName , Class [ ] parameterTyp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ppedPropertyDescriptor.MappedPropertyDescriptor( String propertyName , Method mappedGetter , Method mappedSet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ppedPropertyDescriptor.getMappedWrit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edPropertyDescriptor.setMappedWriteMethod( Method mappedSet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